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survey_results</text:p>
          </table:table-cell>
          <table:table-cell table:style-name="ce1" office:value-type="string" calcext:value-type="string">
            <text:p>enterprise</text:p>
          </table:table-cell>
          <table:table-cell table:style-name="ce1" office:value-type="string" calcext:value-type="string">
            <text:p>operating_unit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respondent</text:p>
          </table:table-cell>
          <table:table-cell table:style-name="ce1" office:value-type="string" calcext:value-type="string">
            <text:p>respondent_title</text:p>
          </table:table-cell>
          <table:table-cell table:style-name="ce1" office:value-type="string" calcext:value-type="string">
            <text:p>capability_status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equipment</text:p>
          </table:table-cell>
          <table:table-cell table:style-name="ce1" office:value-type="string" calcext:value-type="string">
            <text:p>facilities</text:p>
          </table:table-cell>
          <table:table-cell table:style-name="ce1" office:value-type="string" calcext:value-type="string">
            <text:p>supplies</text:p>
          </table:table-cell>
          <table:table-cell table:style-name="ce1" office:value-type="string" calcext:value-type="string">
            <text:p>catalogue</text:p>
          </table:table-cell>
          <table:table-cell table:style-name="ce1" office:value-type="string" calcext:value-type="string">
            <text:p>capability_group</text:p>
          </table:table-cell>
          <table:table-cell table:style-name="ce1" office:value-type="string" calcext:value-type="string">
            <text:p>capability_subgroup</text:p>
          </table:table-cell>
          <table:table-cell table:style-name="ce1" office:value-type="string" calcext:value-type="string">
            <text:p>capability</text:p>
          </table:table-cell>
          <table:table-cell table:style-name="ce1" office:value-type="string" calcext:value-type="string">
            <text:p>Capability_Status</text:p>
          </table:table-cell>
          <table:table-cell table:style-name="ce1" office:value-type="string" calcext:value-type="string">
            <text:p>People_avg</text:p>
          </table:table-cell>
          <table:table-cell table:style-name="ce1" office:value-type="string" calcext:value-type="string">
            <text:p>Tools_avg</text:p>
          </table:table-cell>
          <table:table-cell table:style-name="ce1" office:value-type="string" calcext:value-type="string">
            <text:p>Processes_avg</text:p>
          </table:table-cell>
          <table:table-cell table:style-name="ce1" office:value-type="string" calcext:value-type="string">
            <text:p>Equipment_avg</text:p>
          </table:table-cell>
          <table:table-cell table:style-name="ce1" office:value-type="string" calcext:value-type="string">
            <text:p>Facilities_avg</text:p>
          </table:table-cell>
          <table:table-cell table:style-name="ce1" office:value-type="string" calcext:value-type="string">
            <text:p>Supplies_avg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iodiversity, Tourism &amp; Conservation SR[8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Biodiversity &amp; Ecosystems Services</text:p>
          </table:table-cell>
          <table:table-cell office:value-type="string" calcext:value-type="string">
            <text:p>POFARRE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Biodiversity, Tourism &amp; Conservation)</text:p>
          </table:table-cell>
          <table:table-cell office:value-type="string" calcext:value-type="string">
            <text:p>Biodiversity, Tourism &amp; Conservatio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Climate Change ecology SR[8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Biodiversity &amp; Ecosystems Services</text:p>
          </table:table-cell>
          <table:table-cell office:value-type="string" calcext:value-type="string">
            <text:p>POFARRE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ecology)</text:p>
          </table:table-cell>
          <table:table-cell office:value-type="string" calcext:value-type="string">
            <text:p>Climate Change ecolog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Ecological infrastructure assessment SR[8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Biodiversity &amp; Ecosystems Services</text:p>
          </table:table-cell>
          <table:table-cell office:value-type="string" calcext:value-type="string">
            <text:p>POFARRE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cological infrastructure assessment)</text:p>
          </table:table-cell>
          <table:table-cell office:value-type="string" calcext:value-type="string">
            <text:p>Ecological infrastructure assess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Terrestrial ecology SR[8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Biodiversity &amp; Ecosystems Services</text:p>
          </table:table-cell>
          <table:table-cell office:value-type="string" calcext:value-type="string">
            <text:p>POFARRE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Terrestrial ecology)</text:p>
          </table:table-cell>
          <table:table-cell office:value-type="string" calcext:value-type="string">
            <text:p>Terrestrial ecolog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Allocation of natural resources in complex coastal systems SR[97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Coastal Systems</text:p>
          </table:table-cell>
          <table:table-cell office:value-type="string" calcext:value-type="string">
            <text:p>SWE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Allocation of natural resources in complex coastal systems)</text:p>
          </table:table-cell>
          <table:table-cell office:value-type="string" calcext:value-type="string">
            <text:p>Allocation of natural resources in complex coastal system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Building coastal resilience SR[97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Coastal Systems</text:p>
          </table:table-cell>
          <table:table-cell office:value-type="string" calcext:value-type="string">
            <text:p>SWE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Building coastal resilience)</text:p>
          </table:table-cell>
          <table:table-cell office:value-type="string" calcext:value-type="string">
            <text:p>Building coastal resilie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limate Change risk and vulnerability analysis SR[97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Coastal Systems</text:p>
          </table:table-cell>
          <table:table-cell office:value-type="string" calcext:value-type="string">
            <text:p>SWE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risk and vulnerability analysis)</text:p>
          </table:table-cell>
          <table:table-cell office:value-type="string" calcext:value-type="string">
            <text:p>Climate Change risk and vulnerability analy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oastal and marine observation and prediction systems SR[97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Coastal Systems</text:p>
          </table:table-cell>
          <table:table-cell office:value-type="string" calcext:value-type="string">
            <text:p>SWE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Coastal and marine observation and prediction systems)</text:p>
          </table:table-cell>
          <table:table-cell office:value-type="string" calcext:value-type="string">
            <text:p>Coastal and marine observation and prediction system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Environmental Screening (fatal flaw analysis) SR[97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Coastal Systems</text:p>
          </table:table-cell>
          <table:table-cell office:value-type="string" calcext:value-type="string">
            <text:p>SWE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table:number-columns-repeated="5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Screening (fatal flaw analysis))</text:p>
          </table:table-cell>
          <table:table-cell office:value-type="string" calcext:value-type="string">
            <text:p>Environmental Screening (fatal flaw analysis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Ocean modelling and dynamics SR[97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Coastal Systems</text:p>
          </table:table-cell>
          <table:table-cell office:value-type="string" calcext:value-type="string">
            <text:p>SWE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Ocean modelling and dynamics)</text:p>
          </table:table-cell>
          <table:table-cell office:value-type="string" calcext:value-type="string">
            <text:p>Ocean modelling and dynamic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obal Earth Observation Systems of Systems (GEOSS) SR[22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Earth Observation</text:p>
          </table:table-cell>
          <table:table-cell office:value-type="string" calcext:value-type="string">
            <text:p>RMATHIEU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Global Earth Observation Systems of Systems (GEOSS))</text:p>
          </table:table-cell>
          <table:table-cell office:value-type="string" calcext:value-type="string">
            <text:p>Global Earth Observation Systems of Systems (GEOSS)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mate Change and human health risk and impact assessment SR[36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Climate Studies, Modelling &amp; Environmental Health</text:p>
          </table:table-cell>
          <table:table-cell office:value-type="string" calcext:value-type="string">
            <text:p>FENGELBRECH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and human health risk and impact assessment)</text:p>
          </table:table-cell>
          <table:table-cell office:value-type="string" calcext:value-type="string">
            <text:p>Climate Change and human health risk and impact assessme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Climate Change mitigation and adaptation SR[36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Climate Studies, Modelling &amp; Environmental Health</text:p>
          </table:table-cell>
          <table:table-cell office:value-type="string" calcext:value-type="string">
            <text:p>FENGELBRECHT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mitigation and adaptation)</text:p>
          </table:table-cell>
          <table:table-cell office:value-type="string" calcext:value-type="string">
            <text:p>Climate Change mitigation and adaptation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Climate Change risk and vulnerability analysis SR[36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Climate Studies, Modelling &amp; Environmental Health</text:p>
          </table:table-cell>
          <table:table-cell office:value-type="string" calcext:value-type="string">
            <text:p>FENGELBRECH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risk and vulnerability analysis)</text:p>
          </table:table-cell>
          <table:table-cell office:value-type="string" calcext:value-type="string">
            <text:p>Climate Change risk and vulnerability analysi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Climate Modelling SR[36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Climate Studies, Modelling &amp; Environmental Health</text:p>
          </table:table-cell>
          <table:table-cell office:value-type="string" calcext:value-type="string">
            <text:p>FENGELBRECH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Modelling)</text:p>
          </table:table-cell>
          <table:table-cell office:value-type="string" calcext:value-type="string">
            <text:p>Climate Modell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Human health risk and impact assessment SR[35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Climate Studies, Modelling &amp; Environmental Health</text:p>
          </table:table-cell>
          <table:table-cell office:value-type="string" calcext:value-type="string">
            <text:p>FENGELBRECH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Air Quality</text:p>
          </table:table-cell>
          <table:table-cell office:value-type="string" calcext:value-type="string">
            <text:p>Air Quality (Human health risk and impact assessment)</text:p>
          </table:table-cell>
          <table:table-cell office:value-type="string" calcext:value-type="string">
            <text:p>Human health risk and impact assessment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Modelling and Assessment SR[35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Climate Studies, Modelling &amp; Environmental Health</text:p>
          </table:table-cell>
          <table:table-cell office:value-type="string" calcext:value-type="string">
            <text:p>FENGELBRECH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Air Quality</text:p>
          </table:table-cell>
          <table:table-cell office:value-type="string" calcext:value-type="string">
            <text:p>Air Quality (Modelling and Assessment)</text:p>
          </table:table-cell>
          <table:table-cell office:value-type="string" calcext:value-type="string">
            <text:p>Modelling and Assessmen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Biofuel feedstock assessment (e.g. nexus) SR[4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Biofuel feedstock assessment (e.g. nexus))</text:p>
          </table:table-cell>
          <table:table-cell office:value-type="string" calcext:value-type="string">
            <text:p>Biofuel feedstock assessment (e.g. nexus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iofuels SR[4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Biofuels)</text:p>
          </table:table-cell>
          <table:table-cell office:value-type="string" calcext:value-type="string">
            <text:p>Biofuel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mate Change ecology SR[4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ecology)</text:p>
          </table:table-cell>
          <table:table-cell office:value-type="string" calcext:value-type="string">
            <text:p>Climate Change ecolog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Climate Change risk and vulnerability analysis SR[4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risk and vulnerability analysis)</text:p>
          </table:table-cell>
          <table:table-cell office:value-type="string" calcext:value-type="string">
            <text:p>Climate Change risk and vulnerability analys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limate Modelling SR[4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Modelling)</text:p>
          </table:table-cell>
          <table:table-cell office:value-type="string" calcext:value-type="string">
            <text:p>Climate Modell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Global Earth Observation Systems of Systems (GEOSS) SR[4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Global Earth Observation Systems of Systems (GEOSS))</text:p>
          </table:table-cell>
          <table:table-cell office:value-type="string" calcext:value-type="string">
            <text:p>Global Earth Observation Systems of Systems (GEOSS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ystems ecology <text:s/>(e.g. forestry) SR[4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table:number-columns-repeated="5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Systems ecology <text:s/>(e.g. forestry))</text:p>
          </table:table-cell>
          <table:table-cell office:value-type="string" calcext:value-type="string">
            <text:p>Systems ecology <text:s/>(e.g. forestry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Terrestrial ecology SR[4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Terrestrial ecology)</text:p>
          </table:table-cell>
          <table:table-cell office:value-type="string" calcext:value-type="string">
            <text:p>Terrestrial ecolog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astal and marine observation and prediction systems SR[8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Ocean Systems &amp; Climate</text:p>
          </table:table-cell>
          <table:table-cell office:value-type="string" calcext:value-type="string">
            <text:p>PMONTEI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Coastal and marine observation and prediction systems)</text:p>
          </table:table-cell>
          <table:table-cell office:value-type="string" calcext:value-type="string">
            <text:p>Coastal and marine observation and prediction system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Drones SR[8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Ocean Systems &amp; Climate</text:p>
          </table:table-cell>
          <table:table-cell office:value-type="string" calcext:value-type="string">
            <text:p>PMONTEI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Robotics and Computer Integrated Manufacturing</text:p>
          </table:table-cell>
          <table:table-cell office:value-type="string" calcext:value-type="string">
            <text:p>Robotics and Computer Integrated Manufacturing (Drones)</text:p>
          </table:table-cell>
          <table:table-cell office:value-type="string" calcext:value-type="string">
            <text:p>Dron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Ocean modelling and dynamics SR[8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Ocean Systems &amp; Climate</text:p>
          </table:table-cell>
          <table:table-cell office:value-type="string" calcext:value-type="string">
            <text:p>PMONTEI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Ocean modelling and dynamics)</text:p>
          </table:table-cell>
          <table:table-cell office:value-type="string" calcext:value-type="string">
            <text:p>Ocean modelling and dynamic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Ocean power generation for robotics platforms [26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Ocean Systems &amp; Climate</text:p>
          </table:table-cell>
          <table:table-cell office:value-type="string" calcext:value-type="string">
            <text:p>PMONTEI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Ocean power generation for robotics platfor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Ocean Robotics Fisheries and Ocean Goverance <text:s/>[26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Ocean Systems &amp; Climate</text:p>
          </table:table-cell>
          <table:table-cell office:value-type="string" calcext:value-type="string">
            <text:p>PMONTEI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Ocean Robotics Fisheries and Ocean Govera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Sensor development [26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Ocean Systems &amp; Climate</text:p>
          </table:table-cell>
          <table:table-cell office:value-type="string" calcext:value-type="string">
            <text:p>PMONTEI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Sensor developmen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l fibres [SR30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Polymers</text:p>
          </table:table-cell>
          <table:table-cell office:value-type="string" calcext:value-type="string">
            <text:p>Polymers <text:s/>(Animal fibres)</text:p>
          </table:table-cell>
          <table:table-cell office:value-type="string" calcext:value-type="string">
            <text:p>Animal fib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Biofuels [SR30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Biofuels)</text:p>
          </table:table-cell>
          <table:table-cell office:value-type="string" calcext:value-type="string">
            <text:p>Biofuel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Biorefinery [SR30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Neuro- and Biotechnologies</text:p>
          </table:table-cell>
          <table:table-cell office:value-type="string" calcext:value-type="string">
            <text:p>Neuro- and Biotechnologies (Biorefinery)</text:p>
          </table:table-cell>
          <table:table-cell office:value-type="string" calcext:value-type="string">
            <text:p>Biorefiner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Cellulose [SR30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office:value-type="string" calcext:value-type="string">
            <text:p>Natural Fibres <text:s/>(Cellulose)</text:p>
          </table:table-cell>
          <table:table-cell office:value-type="string" calcext:value-type="string">
            <text:p>Cellu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Cellulosic fibres [SR30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Polymers</text:p>
          </table:table-cell>
          <table:table-cell office:value-type="string" calcext:value-type="string">
            <text:p>Polymers <text:s/>(Cellulosic fibres)</text:p>
          </table:table-cell>
          <table:table-cell office:value-type="string" calcext:value-type="string">
            <text:p>Cellulosic fibr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posites - Biobased [SR30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Biobased)</text:p>
          </table:table-cell>
          <table:table-cell office:value-type="string" calcext:value-type="string">
            <text:p>Composites - Biobas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ly Ash and Building Materials [SR30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office:value-type="string" calcext:value-type="string">
            <text:p>Natural Fibres <text:s/>(Fly Ash and Building Materials)</text:p>
          </table:table-cell>
          <table:table-cell office:value-type="string" calcext:value-type="string">
            <text:p>Fly Ash and Building Materia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Forest products and waste biomass technologies [SR30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Forest products and waste biomass technologies)</text:p>
          </table:table-cell>
          <table:table-cell office:value-type="string" calcext:value-type="string">
            <text:p>Forest products and waste biomass technologi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Forest products and waste biomass technologies SR[14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Forest products and waste biomass technologies)</text:p>
          </table:table-cell>
          <table:table-cell office:value-type="string" calcext:value-type="string">
            <text:p>Forest products and waste biomass technologi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Geopolymer Concrete [SR30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eramics</text:p>
          </table:table-cell>
          <table:table-cell office:value-type="string" calcext:value-type="string">
            <text:p>Ceramics <text:s/>(Geopolymer Concrete)</text:p>
          </table:table-cell>
          <table:table-cell office:value-type="string" calcext:value-type="string">
            <text:p>Geopolymer Concret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Integrated waste management [SR30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Integrated waste management)</text:p>
          </table:table-cell>
          <table:table-cell office:value-type="string" calcext:value-type="string">
            <text:p>Integrated waste manag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Lignin [SR30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office:value-type="string" calcext:value-type="string">
            <text:p>Natural Fibres <text:s/>(Lignin)</text:p>
          </table:table-cell>
          <table:table-cell office:value-type="string" calcext:value-type="string">
            <text:p>Lignin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no [SR30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Nano)</text:p>
          </table:table-cell>
          <table:table-cell office:value-type="string" calcext:value-type="string">
            <text:p>Na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nocomposites [SR30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Polymers</text:p>
          </table:table-cell>
          <table:table-cell office:value-type="string" calcext:value-type="string">
            <text:p>Polymers <text:s/>(Nanocomposites)</text:p>
          </table:table-cell>
          <table:table-cell office:value-type="string" calcext:value-type="string">
            <text:p>Nanocomposit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Paper [SR30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office:value-type="string" calcext:value-type="string">
            <text:p>Natural Fibres <text:s/>(Paper)</text:p>
          </table:table-cell>
          <table:table-cell office:value-type="string" calcext:value-type="string">
            <text:p>Paper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lot production [SR30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Pilot produc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lymers - Biobased [SR30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Polymers</text:p>
          </table:table-cell>
          <table:table-cell office:value-type="string" calcext:value-type="string">
            <text:p>Polymers <text:s/>(Biobased)</text:p>
          </table:table-cell>
          <table:table-cell office:value-type="string" calcext:value-type="string">
            <text:p>Polymers - Biobas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Pulp [SR30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office:value-type="string" calcext:value-type="string">
            <text:p>Natural Fibres <text:s/>(Pulp)</text:p>
          </table:table-cell>
          <table:table-cell office:value-type="string" calcext:value-type="string">
            <text:p>Pulp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od [SR30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table:number-columns-repeated="2" office:value-type="string" calcext:value-type="string">
            <text:p>Wood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iodiversity, Tourism &amp; Conservation SR[28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Biodiversity, Tourism &amp; Conservation)</text:p>
          </table:table-cell>
          <table:table-cell office:value-type="string" calcext:value-type="string">
            <text:p>Biodiversity, Tourism &amp; Conserva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Biofuel feedstock assessment (e.g. nexus) SR[28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Biofuel feedstock assessment (e.g. nexus))</text:p>
          </table:table-cell>
          <table:table-cell office:value-type="string" calcext:value-type="string">
            <text:p>Biofuel feedstock assessment (e.g. nexus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iofuels SR[28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Biofuels)</text:p>
          </table:table-cell>
          <table:table-cell office:value-type="string" calcext:value-type="string">
            <text:p>Biofue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Business process development, management, support and improvement SR[28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Business process development, management, support and improvem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2">
          <table:table-cell office:value-type="string" calcext:value-type="string">
            <text:p>Climate Change mitigation and adaptation SR[27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mitigation and adaptation)</text:p>
          </table:table-cell>
          <table:table-cell office:value-type="string" calcext:value-type="string">
            <text:p>Climate Change mitigation and adapta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Design for Environment (Sustainability) SR[27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nvironment (Sustainability))</text:p>
          </table:table-cell>
          <table:table-cell office:value-type="string" calcext:value-type="string">
            <text:p>Design for Environment (Sustainability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esign for Life-cycle-cost-and-time SR[27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Life-cycle-cost-and-time)</text:p>
          </table:table-cell>
          <table:table-cell office:value-type="string" calcext:value-type="string">
            <text:p>Design for Life-cycle-cost-and-tim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2">
          <table:table-cell office:value-type="string" calcext:value-type="string">
            <text:p>Environmental economics and sustainability science SR[28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economics and sustainability science)</text:p>
          </table:table-cell>
          <table:table-cell office:value-type="string" calcext:value-type="string">
            <text:p>Environmental economics and sustainability scie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2">
          <table:table-cell office:value-type="string" calcext:value-type="string">
            <text:p>Environmental Screening (fatal flaw analysis) SR[28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Screening (fatal flaw analysis))</text:p>
          </table:table-cell>
          <table:table-cell office:value-type="string" calcext:value-type="string">
            <text:p>Environmental Screening (fatal flaw analysis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Sustainability Assessment SR[28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Sustainability Assessment)</text:p>
          </table:table-cell>
          <table:table-cell office:value-type="string" calcext:value-type="string">
            <text:p>Sustainability Assess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Identification of opportunities to strengthen the enabling environment [SR30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Waste for Development Management</text:p>
          </table:table-cell>
          <table:table-cell office:value-type="string" calcext:value-type="string">
            <text:p>SOELOF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Identification of opportunities to strengthen the enabling environ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Identification of opportunities to strengthen the sector [SR30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Waste for Development Management</text:p>
          </table:table-cell>
          <table:table-cell office:value-type="string" calcext:value-type="string">
            <text:p>SOELOF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Identification of opportunities to strengthen the sec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Integrated waste management SR[93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Waste for Development Management</text:p>
          </table:table-cell>
          <table:table-cell office:value-type="string" calcext:value-type="string">
            <text:p>SOELOF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Integrated waste management)</text:p>
          </table:table-cell>
          <table:table-cell office:value-type="string" calcext:value-type="string">
            <text:p>Integrated waste manage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Sector based economic opportunity identification [SR30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Waste for Development Management</text:p>
          </table:table-cell>
          <table:table-cell office:value-type="string" calcext:value-type="string">
            <text:p>SOELOF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Sector based economic opportunity identificat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Social development opportunity identification [SR30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Waste for Development Management</text:p>
          </table:table-cell>
          <table:table-cell office:value-type="string" calcext:value-type="string">
            <text:p>SOELOF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Rapid reviews (geographic area based)</text:p>
          </table:table-cell>
          <table:table-cell office:value-type="string" calcext:value-type="string">
            <text:p>Social development opportunity identificat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string" calcext:value-type="string">
            <text:p>coal processing SR[77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Mining &amp; Mineral Resources</text:p>
          </table:table-cell>
          <table:table-cell office:value-type="string" calcext:value-type="string">
            <text:p>CAM Mining &amp; Mineral Resources</text:p>
            <text:p>Mining &amp; Mineral Resources</text:p>
          </table:table-cell>
          <table:table-cell office:value-type="string" calcext:value-type="string">
            <text:p>FBROVKO</text:p>
            <text:p>NSINGH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ining optimisation</text:p>
          </table:table-cell>
          <table:table-cell office:value-type="string" calcext:value-type="string">
            <text:p>Mining optimisation (coal processing)</text:p>
          </table:table-cell>
          <table:table-cell office:value-type="string" calcext:value-type="string">
            <text:p>coal process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nvironmental impact assessment of mining methods SR[76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Mining &amp; Mineral Resources</text:p>
          </table:table-cell>
          <table:table-cell office:value-type="string" calcext:value-type="string">
            <text:p>CAM Mining &amp; Mineral Resources</text:p>
            <text:p>Mining &amp; Mineral Resources</text:p>
          </table:table-cell>
          <table:table-cell office:value-type="string" calcext:value-type="string">
            <text:p>FBROVKO</text:p>
            <text:p>NSINGH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ining Techologies and Services</text:p>
          </table:table-cell>
          <table:table-cell office:value-type="string" calcext:value-type="string">
            <text:p>Mining Techologies and Services (Environmental impact assessment of mining methods)</text:p>
          </table:table-cell>
          <table:table-cell office:value-type="string" calcext:value-type="string">
            <text:p>Environmental impact assessment of mining metho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333333333" calcext:value-type="float">
            <text:p>1.3333333333</text:p>
          </table:table-cell>
        </table:table-row>
        <table:table-row table:style-name="ro2">
          <table:table-cell office:value-type="string" calcext:value-type="string">
            <text:p>geophysics SR[76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Mining &amp; Mineral Resources</text:p>
          </table:table-cell>
          <table:table-cell office:value-type="string" calcext:value-type="string">
            <text:p>CAM Mining &amp; Mineral Resources</text:p>
            <text:p>Mining &amp; Mineral Resources</text:p>
          </table:table-cell>
          <table:table-cell office:value-type="string" calcext:value-type="string">
            <text:p>FBROVKO</text:p>
            <text:p>NSINGH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geotechnical engineering</text:p>
          </table:table-cell>
          <table:table-cell office:value-type="string" calcext:value-type="string">
            <text:p>geotechnical engineering (geophysics)</text:p>
          </table:table-cell>
          <table:table-cell office:value-type="string" calcext:value-type="string">
            <text:p>geophysic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2">
          <table:table-cell office:value-type="string" calcext:value-type="string">
            <text:p>mine design SR[77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Mining &amp; Mineral Resources</text:p>
          </table:table-cell>
          <table:table-cell office:value-type="string" calcext:value-type="string">
            <text:p>CAM Mining &amp; Mineral Resources</text:p>
            <text:p>Mining &amp; Mineral Resources</text:p>
          </table:table-cell>
          <table:table-cell office:value-type="string" calcext:value-type="string">
            <text:p>FBROVKO</text:p>
            <text:p>NSINGH1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ining Techologies and Services</text:p>
          </table:table-cell>
          <table:table-cell office:value-type="string" calcext:value-type="string">
            <text:p>Mining Techologies and Services (mine design)</text:p>
          </table:table-cell>
          <table:table-cell office:value-type="string" calcext:value-type="string">
            <text:p>mine desig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2">
          <table:table-cell office:value-type="string" calcext:value-type="string">
            <text:p>Mineral resource wealth assessment SR[77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Mining &amp; Mineral Resources</text:p>
          </table:table-cell>
          <table:table-cell office:value-type="string" calcext:value-type="string">
            <text:p>CAM Mining &amp; Mineral Resources</text:p>
            <text:p>Mining &amp; Mineral Resources</text:p>
          </table:table-cell>
          <table:table-cell office:value-type="string" calcext:value-type="string">
            <text:p>FBROVKO</text:p>
            <text:p>NSINGH1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ining Techologies and Services</text:p>
          </table:table-cell>
          <table:table-cell office:value-type="string" calcext:value-type="string">
            <text:p>Mining Techologies and Services (Mineral resource wealth assessment)</text:p>
          </table:table-cell>
          <table:table-cell office:value-type="string" calcext:value-type="string">
            <text:p>Mineral resource wealth assessment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2">
          <table:table-cell office:value-type="string" calcext:value-type="string">
            <text:p>mining seismology SR[76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Mining &amp; Mineral Resources</text:p>
          </table:table-cell>
          <table:table-cell office:value-type="string" calcext:value-type="string">
            <text:p>CAM Mining &amp; Mineral Resources</text:p>
            <text:p>Mining &amp; Mineral Resources</text:p>
          </table:table-cell>
          <table:table-cell office:value-type="string" calcext:value-type="string">
            <text:p>FBROVKO</text:p>
            <text:p>NSINGH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geotechnical engineering</text:p>
          </table:table-cell>
          <table:table-cell office:value-type="string" calcext:value-type="string">
            <text:p>geotechnical engineering (mining seismology)</text:p>
          </table:table-cell>
          <table:table-cell office:value-type="string" calcext:value-type="string">
            <text:p>mining seismolog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rock engineering SR[77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Mining &amp; Mineral Resources</text:p>
          </table:table-cell>
          <table:table-cell office:value-type="string" calcext:value-type="string">
            <text:p>CAM Mining &amp; Mineral Resources</text:p>
            <text:p>Mining &amp; Mineral Resources</text:p>
          </table:table-cell>
          <table:table-cell office:value-type="string" calcext:value-type="string">
            <text:p>FBROVKO</text:p>
            <text:p>NSINGH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geotechnical engineering</text:p>
          </table:table-cell>
          <table:table-cell office:value-type="string" calcext:value-type="string">
            <text:p>geotechnical engineering (rock engineering)</text:p>
          </table:table-cell>
          <table:table-cell office:value-type="string" calcext:value-type="string">
            <text:p>rock engineer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mate Change risk and vulnerability analysis SR[69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Hydrosicences</text:p>
          </table:table-cell>
          <table:table-cell office:value-type="string" calcext:value-type="string">
            <text:p>MGUS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risk and vulnerability analysis)</text:p>
          </table:table-cell>
          <table:table-cell office:value-type="string" calcext:value-type="string">
            <text:p>Climate Change risk and vulnerability analysi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velopment of integrated water resource information and decision-support systems SR[69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Hydrosicences</text:p>
          </table:table-cell>
          <table:table-cell office:value-type="string" calcext:value-type="string">
            <text:p>MGUS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Development of integrated water resource information and decision-support systems)</text:p>
          </table:table-cell>
          <table:table-cell office:value-type="string" calcext:value-type="string">
            <text:p>Development of integrated water resource information and decision-support system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Smart agriculture systems SR[69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Hydrosicences</text:p>
          </table:table-cell>
          <table:table-cell office:value-type="string" calcext:value-type="string">
            <text:p>MGUS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Smart agriculture systems)</text:p>
          </table:table-cell>
          <table:table-cell office:value-type="string" calcext:value-type="string">
            <text:p>Smart agriculture system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Systems ecology <text:s/>(e.g. forestry) SR[69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Hydrosicences</text:p>
          </table:table-cell>
          <table:table-cell office:value-type="string" calcext:value-type="string">
            <text:p>MGUS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Systems ecology <text:s/>(e.g. forestry))</text:p>
          </table:table-cell>
          <table:table-cell office:value-type="string" calcext:value-type="string">
            <text:p>Systems ecology <text:s/>(e.g. forestry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Water management SR[69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Hydrosicences</text:p>
          </table:table-cell>
          <table:table-cell office:value-type="string" calcext:value-type="string">
            <text:p>MGUS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Water management)</text:p>
          </table:table-cell>
          <table:table-cell office:value-type="string" calcext:value-type="string">
            <text:p>Water manageme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 use adaptation in relation to climate extremes SR[7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Hydrosicences</text:p>
          </table:table-cell>
          <table:table-cell office:value-type="string" calcext:value-type="string">
            <text:p>MGUS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Water use adaptation in relation to climate extremes)</text:p>
          </table:table-cell>
          <table:table-cell office:value-type="string" calcext:value-type="string">
            <text:p>Water use adaptation in relation to climate extreme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Water use licencing SR[69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Hydrosicences</text:p>
          </table:table-cell>
          <table:table-cell office:value-type="string" calcext:value-type="string">
            <text:p>MGUS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Licencing</text:p>
          </table:table-cell>
          <table:table-cell office:value-type="string" calcext:value-type="string">
            <text:p>Licencing (Water use licencing)</text:p>
          </table:table-cell>
          <table:table-cell office:value-type="string" calcext:value-type="string">
            <text:p>Water use licencin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Analysis and reporting SR[46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Integrated Water Solutions</text:p>
          </table:table-cell>
          <table:table-cell office:value-type="string" calcext:value-type="string">
            <text:p>IJACOBSMA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Analysis and reporting)</text:p>
          </table:table-cell>
          <table:table-cell office:value-type="string" calcext:value-type="string">
            <text:p>Analysis and repor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essment SR[46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Integrated Water Solutions</text:p>
          </table:table-cell>
          <table:table-cell office:value-type="string" calcext:value-type="string">
            <text:p>IJACOBSMA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Assessment)</text:p>
          </table:table-cell>
          <table:table-cell office:value-type="string" calcext:value-type="string">
            <text:p>Assess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velopment of integrated water resource information and decision-support systems SR[46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Integrated Water Solutions</text:p>
          </table:table-cell>
          <table:table-cell office:value-type="string" calcext:value-type="string">
            <text:p>IJACOBSMA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Development of integrated water resource information and decision-support systems)</text:p>
          </table:table-cell>
          <table:table-cell office:value-type="string" calcext:value-type="string">
            <text:p>Development of integrated water resource information and decision-support system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Validation SR[46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Integrated Water Solutions</text:p>
          </table:table-cell>
          <table:table-cell office:value-type="string" calcext:value-type="string">
            <text:p>IJACOBSMA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alidation)</text:p>
          </table:table-cell>
          <table:table-cell office:value-type="string" calcext:value-type="string">
            <text:p>Validatio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Verification SR[46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Integrated Water Solutions</text:p>
          </table:table-cell>
          <table:table-cell office:value-type="string" calcext:value-type="string">
            <text:p>IJACOBSMA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erification)</text:p>
          </table:table-cell>
          <table:table-cell office:value-type="string" calcext:value-type="string">
            <text:p>Verific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Water management SR[47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Integrated Water Solutions</text:p>
          </table:table-cell>
          <table:table-cell office:value-type="string" calcext:value-type="string">
            <text:p>IJACOBSMA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Water management)</text:p>
          </table:table-cell>
          <table:table-cell office:value-type="string" calcext:value-type="string">
            <text:p>Water manag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Water use adaptation in relation to climate extremes SR[47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Integrated Water Solutions</text:p>
          </table:table-cell>
          <table:table-cell office:value-type="string" calcext:value-type="string">
            <text:p>IJACOBSMA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Water use adaptation in relation to climate extremes)</text:p>
          </table:table-cell>
          <table:table-cell office:value-type="string" calcext:value-type="string">
            <text:p>Water use adaptation in relation to climate extrem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lysis and reporting SR[68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Analysis and reporting)</text:p>
          </table:table-cell>
          <table:table-cell office:value-type="string" calcext:value-type="string">
            <text:p>Analysis and repor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Assessment SR[68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Assessment)</text:p>
          </table:table-cell>
          <table:table-cell office:value-type="string" calcext:value-type="string">
            <text:p>Assess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Building coastal resilience SR[68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Building coastal resilience)</text:p>
          </table:table-cell>
          <table:table-cell office:value-type="string" calcext:value-type="string">
            <text:p>Building coastal resilie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Development of integrated water resource information and decision-support systems SR[68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Development of integrated water resource information and decision-support systems)</text:p>
          </table:table-cell>
          <table:table-cell office:value-type="string" calcext:value-type="string">
            <text:p>Development of integrated water resource information and decision-support system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Ecological infrastructure assessment SR[68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cological infrastructure assessment)</text:p>
          </table:table-cell>
          <table:table-cell office:value-type="string" calcext:value-type="string">
            <text:p>Ecological infrastructure assess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Environmental impact assessment of mining methods SR[68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ining Techologies and Services</text:p>
          </table:table-cell>
          <table:table-cell office:value-type="string" calcext:value-type="string">
            <text:p>Mining Techologies and Services (Environmental impact assessment of mining methods)</text:p>
          </table:table-cell>
          <table:table-cell office:value-type="string" calcext:value-type="string">
            <text:p>Environmental impact assessment of mining metho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Industrial trade effluent monitoring/ management SR[68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Licencing</text:p>
          </table:table-cell>
          <table:table-cell office:value-type="string" calcext:value-type="string">
            <text:p>Licencing (Industrial trade effluent monitoring/ management)</text:p>
          </table:table-cell>
          <table:table-cell office:value-type="string" calcext:value-type="string">
            <text:p>Industrial trade effluent monitoring/ manage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State of Environment reporting and Indicators SR[68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State of Environment reporting and Indicators)</text:p>
          </table:table-cell>
          <table:table-cell office:value-type="string" calcext:value-type="string">
            <text:p>State of Environment reporting and Indicator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Water use adaptation in relation to climate extremes SR[69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Water use adaptation in relation to climate extremes)</text:p>
          </table:table-cell>
          <table:table-cell office:value-type="string" calcext:value-type="string">
            <text:p>Water use adaptation in relation to climate extrem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Water use licencing SR[68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Licencing</text:p>
          </table:table-cell>
          <table:table-cell office:value-type="string" calcext:value-type="string">
            <text:p>Licencing (Water use licencing)</text:p>
          </table:table-cell>
          <table:table-cell office:value-type="string" calcext:value-type="string">
            <text:p>Water use licenc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Analysis and reporting SR[7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Source Directed Scientific Measures</text:p>
          </table:table-cell>
          <table:table-cell office:value-type="string" calcext:value-type="string">
            <text:p>MTHWAL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table:number-columns-repeated="6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Analysis and reporting)</text:p>
          </table:table-cell>
          <table:table-cell office:value-type="string" calcext:value-type="string">
            <text:p>Analysis and reporting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essment of water waste streams and decision-support coupling to minimise impacts and maximise reuse SR[7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Source Directed Scientific Measures</text:p>
          </table:table-cell>
          <table:table-cell office:value-type="string" calcext:value-type="string">
            <text:p>MTHWAL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Assessment of water waste streams and decision-support coupling to minimise impacts and maximise reuse)</text:p>
          </table:table-cell>
          <table:table-cell office:value-type="string" calcext:value-type="string">
            <text:p>Assessment of water waste streams and decision-support coupling to minimise impacts and maximise reu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Assessment SR[7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Source Directed Scientific Measures</text:p>
          </table:table-cell>
          <table:table-cell office:value-type="string" calcext:value-type="string">
            <text:p>MTHWAL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Assessment)</text:p>
          </table:table-cell>
          <table:table-cell office:value-type="string" calcext:value-type="string">
            <text:p>Assess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beneficial reuse of wastewater from different water-use sectors SR[7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Source Directed Scientific Measures</text:p>
          </table:table-cell>
          <table:table-cell office:value-type="string" calcext:value-type="string">
            <text:p>MTHWAL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beneficial reuse of wastewater from different water-use sectors)</text:p>
          </table:table-cell>
          <table:table-cell office:value-type="string" calcext:value-type="string">
            <text:p>beneficial reuse of wastewater from different water-use sector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dustrial trade effluent monitoring/ management SR[7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Source Directed Scientific Measures</text:p>
          </table:table-cell>
          <table:table-cell office:value-type="string" calcext:value-type="string">
            <text:p>MTHWAL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Licencing</text:p>
          </table:table-cell>
          <table:table-cell office:value-type="string" calcext:value-type="string">
            <text:p>Licencing (Industrial trade effluent monitoring/ management)</text:p>
          </table:table-cell>
          <table:table-cell office:value-type="string" calcext:value-type="string">
            <text:p>Industrial trade effluent monitoring/ managem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Remediation technologies SR[7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Source Directed Scientific Measures</text:p>
          </table:table-cell>
          <table:table-cell office:value-type="string" calcext:value-type="string">
            <text:p>MTHWAL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Remediation technologies)</text:p>
          </table:table-cell>
          <table:table-cell office:value-type="string" calcext:value-type="string">
            <text:p>Remediation technolo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Water &amp; Desalination SR[7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Source Directed Scientific Measures</text:p>
          </table:table-cell>
          <table:table-cell office:value-type="string" calcext:value-type="string">
            <text:p>MTHWAL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Water &amp; Desalination)</text:p>
          </table:table-cell>
          <table:table-cell office:value-type="string" calcext:value-type="string">
            <text:p>Water &amp; Desalin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00/00/00</text:date>, <text:time style:data-style-name="N2" text:time-value="14:47:49.604739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47:29.859948680</meta:creation-date>
    <dc:date>2017-12-13T14:47:55.773040173</dc:date>
    <meta:editing-duration>PT2M37S</meta:editing-duration>
    <meta:editing-cycles>4</meta:editing-cycles>
    <meta:generator>LibreOffice/5.1.6.2$Linux_X86_64 LibreOffice_project/10m0$Build-2</meta:generator>
    <meta:document-statistic meta:table-count="1" meta:cell-count="2704" meta:object-count="0"/>
  </office:meta>
</office:document-meta>
</file>